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52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4" style:family="table-cell" style:parent-style-name="Default">
      <style:table-cell-properties fo:background-color="#ffffd7" fo:border="0.74pt solid #000000" style:vertical-align="middle"/>
    </style:style>
    <style:style style:name="ce37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399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8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84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41" style:family="table-cell" style:parent-style-name="Default">
      <style:text-properties style:font-name="Avenir4" fo:font-style="normal" style:font-style-asian="normal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4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2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8];#NAME?;11;0));#NAME?;3;0))&lt;(VLOOKUP([.C38];#NAME?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3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[.$E13]&gt;[.$E$14])" style:apply-style-name="Warning_5f_primer_5f_túllépve" style:base-cell-address="Alapértékek.A9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7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83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09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09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cell-content()&gt;[$Alapértékek.$C39]" style:apply-style-name="Warning_5f_foktúllépés" style:base-cell-address="Alapértékek.D39"/>
    </style:style>
    <style:style style:name="ce11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11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39]" style:apply-style-name="Warning_5f_foktúllépés" style:base-cell-address="Alapértékek.D39"/>
    </style:style>
    <style:style style:name="ce11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3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20" style:family="table-cell" style:parent-style-name="Default">
      <style:table-cell-properties style:vertical-align="middle"/>
      <style:text-properties style:font-name="Avenir6"/>
      <style:map style:condition="cell-content()&gt;[$Alapértékek.$C53]" style:apply-style-name="Warning_5f_foktúllépés" style:base-cell-address="Alapértékek.D53"/>
    </style:style>
    <style:style style:name="ce112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cell-content()&gt;[$Alapértékek.$C53]" style:apply-style-name="Warning_5f_foktúllépés" style:base-cell-address="Alapértékek.D53"/>
    </style:style>
    <style:style style:name="ce1122" style:family="table-cell" style:parent-style-name="Default">
      <style:map style:condition="cell-content()&gt;[$Alapértékek.$C53]" style:apply-style-name="Warning_5f_foktúllépés" style:base-cell-address="Alapértékek.D53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3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Alapértékek.E10"/>
    </style:style>
    <style:style style:name="ce1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Alapértékek.E12"/>
    </style:style>
    <style:style style:name="ce114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Alapértékek.E12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4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5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9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1198" style:family="table-cell" style:parent-style-name="Default">
      <style:table-cell-properties fo:border="0.74pt solid #000000"/>
      <style:map style:condition="cell-content()&gt;[$Alapértékek.$J$9]" style:apply-style-name="Warning_5f_szinttúlépés" style:base-cell-address="Alapértékek.J32"/>
    </style:style>
    <style:style style:name="ce1199" style:family="table-cell" style:parent-style-name="Default">
      <style:table-cell-properties fo:border="0.74pt solid #000000"/>
      <style:map style:condition="cell-content()&gt;[$Alapértékek.$J$8]" style:apply-style-name="Warning_5f_szinttúlépés" style:base-cell-address="Alapértékek.J47"/>
    </style:style>
    <style:style style:name="ce1200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Alapértékek.$J$8]" style:apply-style-name="Warning_5f_szinttúlépés" style:base-cell-address="Alapértékek.J47"/>
    </style:style>
    <style:style style:name="ce1206" style:family="table-cell" style:parent-style-name="Default">
      <style:table-cell-properties style:vertical-align="middle"/>
      <style:text-properties style:font-name="Avenir6"/>
      <style:map style:condition="cell-content()&gt;[$Alapértékek.$J$8]" style:apply-style-name="Warning_5f_szinttúlépés" style:base-cell-address="Alapértékek.J47"/>
    </style:style>
    <style:style style:name="ce120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cell-content()&gt;[$Alapértékek.$J$8]" style:apply-style-name="Warning_5f_szinttúlépés" style:base-cell-address="Alapértékek.J47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9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4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4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4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34" style:family="table-cell" style:parent-style-name="Default">
      <style:table-cell-properties style:vertical-align="middle"/>
      <style:text-properties style:use-window-font-color="true" style:font-name="Avenir4"/>
    </style:style>
    <style:style style:name="ce193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5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62" style:family="table-cell" style:parent-style-name="Default">
      <style:table-cell-properties fo:border="0.06pt solid #000000" style:vertical-align="middle"/>
      <style:text-properties style:font-name="Avenir4"/>
    </style:style>
    <style:style style:name="ce16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8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8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5">
          <table:error-message table:message-type="stop" table:display="true"/>
        </table:content-validation>
        <table:content-validation table:name="val77" table:condition="of:cell-content-is-in-list(hatterek_leiro)" table:allow-empty-cell="true" table:display-list="unsorted" table:base-cell-address="Hátterek.A28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38">
          <table:error-message table:message-type="stop" table:display="true"/>
        </table:content-validation>
        <table:content-validation table:name="val8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H5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hatterek_kulturkorok)" table:allow-empty-cell="true" table:display-list="unsorted" table:base-cell-address="Hátterek.H27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9" table:base-cell-address="Hátterek.H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90" table:condition="of:cell-content-is-in-list(#NAME?)" table:allow-empty-cell="true" table:display-list="unsorted" table:base-cell-address="Hátterek.H11">
          <table:error-message table:message-type="stop" table:display="true"/>
        </table:content-validation>
        <table:content-validation table:name="val91" table:base-cell-address="Hátterek.J5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51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Papi</text:p>
            <text:p>- Szellemi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4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5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6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7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0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2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3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2" table:content-validation-name="val64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9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9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4" table:content-validation-name="val74" table:number-columns-spanned="2" table:number-rows-spanned="1"/>
          <table:covered-table-cell table:style-name="ce29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3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5]&gt;0;VLOOKUP([.$E5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5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440" table:content-validation-name="val91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6]&gt;0;VLOOKUP([.$E6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7]&gt;0;VLOOKUP([.$E7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9]&gt;0;VLOOKUP([.$E9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5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647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52" table:content-validation-name="val76" table:number-columns-spanned="4" table:number-rows-spanned="1"/>
          <table:covered-table-cell table:number-columns-repeated="2" table:style-name="ce370" table:content-validation-name="val81"/>
          <table:covered-table-cell table:style-name="ce379" table:content-validation-name="val81"/>
          <table:table-cell table:style-name="ce385" table:content-validation-name="val71" office:value-type="float" office:value="0" calcext:value-type="float">
            <text:p>0</text:p>
          </table:table-cell>
          <table:table-cell table:style-name="ce391" table:content-validation-name="val8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419" table:content-validation-name="val87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7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2" table:content-validation-name="val60"/>
          <table:table-cell table:style-name="ce589" table:content-validation-name="val95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8" table:content-validation-name="val89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79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9" table:content-validation-name="val80" table:number-columns-spanned="2" table:number-rows-spanned="1"/>
          <table:covered-table-cell table:style-name="ce375" table:content-validation-name="val82"/>
          <table:table-cell table:style-name="ce378" table:number-columns-spanned="4" table:number-rows-spanned="1"/>
          <table:covered-table-cell table:number-columns-repeated="2" table:style-name="ce382"/>
          <table:covered-table-cell table:style-name="ce399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table:table-column table:style-name="co26" table:default-cell-style-name="ce541"/>
        <table:table-column table:style-name="co27" table:default-cell-style-name="ce541"/>
        <table:table-column table:style-name="co28" table:default-cell-style-name="ce541"/>
        <table:table-column table:style-name="co29" table:default-cell-style-name="ce541"/>
        <table:table-column table:style-name="co30" table:default-cell-style-name="ce541"/>
        <table:table-column table:style-name="co31" table:default-cell-style-name="ce541"/>
        <table:table-column table:style-name="co30" table:number-columns-repeated="3" table:default-cell-style-name="ce541"/>
        <table:table-column table:style-name="co32" table:default-cell-style-name="ce541"/>
        <table:table-column table:style-name="co14" table:default-cell-style-name="ce541"/>
        <table:table-column table:style-name="co33" table:default-cell-style-name="ce541"/>
        <table:table-column table:style-name="co34" table:default-cell-style-name="ce541"/>
        <table:table-column table:style-name="co35" table:default-cell-style-name="ce541"/>
        <table:table-column table:style-name="co36" table:default-cell-style-name="ce541"/>
        <table:table-column table:style-name="co37" table:default-cell-style-name="ce894"/>
        <table:table-column table:style-name="co38" table:default-cell-style-name="ce909"/>
        <table:table-column table:style-name="co39" table:default-cell-style-name="ce541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0"/>
          <table:covered-table-cell table:number-columns-repeated="5" table:style-name="ce550"/>
          <table:covered-table-cell table:number-columns-repeated="2" table:style-name="ce480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4">
          <table:table-cell table:style-name="ce480"/>
          <table:table-cell table:style-name="ce480" table:number-columns-spanned="6" table:number-rows-spanned="1"/>
          <table:covered-table-cell table:number-columns-repeated="5" table:style-name="ce480"/>
          <table:table-cell table:style-name="ce480" table:number-columns-repeated="8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1"/>
          <table:table-cell table:style-name="ce544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44" table:content-validation-name="val134" office:value-type="string" calcext:value-type="string">
            <text:p>Módosítók</text:p>
          </table:table-cell>
          <table:table-cell table:style-name="ce544" table:content-validation-name="val141" office:value-type="string" calcext:value-type="string">
            <text:p>Összesen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Összesen felvett HM:</text:p>
          </table:table-cell>
          <table:covered-table-cell table:style-name="ce480"/>
          <table:table-cell table:style-name="ce790" table:content-validation-name="val168" table:formula="of:=SUM([.B5:.B6])" office:value-type="float" office:value="0" calcext:value-type="float">
            <text:p>0 HM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646" table:content-validation-name="val123" office:value-type="float" office:value="10" calcext:value-type="float">
            <text:p>10</text:p>
          </table:table-cell>
          <table:table-cell table:style-name="ce646" table:content-validation-name="val13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42" table:content-validation-name="val142" table:formula="of:=[.C4]+[.D4]" office:value-type="float" office:value="15" calcext:value-type="float">
            <text:p>15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HM:</text:p>
          </table:table-cell>
          <table:covered-table-cell table:style-name="ce480"/>
          <table:table-cell table:style-name="ce922" table:content-validation-name="val169" table:formula="of:=([Data.C18]+ [$Alapértékek.C20])*[Alapértékek.D8]" office:value-type="float" office:value="30" calcext:value-type="float">
            <text:p>3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0" calcext:value-type="float">
            <text:p>0</text:p>
          </table:table-cell>
          <table:table-cell table:style-name="ce646" table:content-validation-name="val123" office:value-type="float" office:value="20" calcext:value-type="float">
            <text:p>20</text:p>
          </table:table-cell>
          <table:table-cell table:style-name="ce64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42" table:content-validation-name="val143" table:formula="of:=[.C5]+[.B5]+[.D5]" office:value-type="float" office:value="20" calcext:value-type="float">
            <text:p>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0" calcext:value-type="float">
            <text:p>0</text:p>
          </table:table-cell>
          <table:table-cell table:style-name="ce646" table:content-validation-name="val123" office:value-type="float" office:value="120" calcext:value-type="float">
            <text:p>120</text:p>
          </table:table-cell>
          <table:table-cell table:style-name="ce64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42" table:content-validation-name="val144" table:formula="of:=[.C6]+[.B6]+[.D6]" office:value-type="float" office:value="120" calcext:value-type="float">
            <text:p>1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80" table:number-columns-repeated="6"/>
          <table:table-cell table:style-name="ce700" office:value-type="string" calcext:value-type="string" table:number-columns-spanned="2" table:number-rows-spanned="1">
            <text:p>Össz felvett CM:</text:p>
          </table:table-cell>
          <table:covered-table-cell table:style-name="ce480"/>
          <table:table-cell table:style-name="ce792" table:content-validation-name="val110" table:formula="of:=[.B8]" office:value-type="float" office:value="0" calcext:value-type="float">
            <text:p>0 HM</text:p>
          </table:table-cell>
          <table:table-cell table:style-name="ce480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0" calcext:value-type="float">
            <text:p>0</text:p>
          </table:table-cell>
          <table:table-cell table:style-name="ce646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42" table:content-validation-name="val145" table:formula="of:=[.C8]+[.B8]+[.D8]" office:value-type="float" office:value="-30" calcext:value-type="float">
            <text:p>-30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CM:</text:p>
          </table:table-cell>
          <table:covered-table-cell table:style-name="ce480"/>
          <table:table-cell table:style-name="ce922" table:content-validation-name="val170" table:formula="of:=[Data.C21]*[Alapértékek.$D$8]" office:value-type="float" office:value="20" calcext:value-type="float">
            <text:p>2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 table:number-columns-spanned="9" table:number-rows-spanned="1"/>
          <table:covered-table-cell table:number-columns-repeated="5" table:style-name="ce550"/>
          <table:covered-table-cell table:number-columns-repeated="3" table:style-name="ce480"/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350" calcext:value-type="float">
            <text:p>350</text:p>
          </table:table-cell>
          <table:table-cell table:style-name="ce480"/>
          <table:table-cell table:style-name="ce700" office:value-type="string" calcext:value-type="string">
            <text:p>KP HM-re:</text:p>
          </table:table-cell>
          <table:table-cell table:style-name="ce1132" table:content-validation-name="val146" table:formula="of:=[.I3]*[Data.C17]+[.I7]*[Data.C20]" office:value-type="float" office:value="0" calcext:value-type="float">
            <text:p>0 KP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Átlag HM</text:p>
          </table:table-cell>
          <table:covered-table-cell table:style-name="ce480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5"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0"/>
          <table:table-cell/>
          <table:table-cell table:style-name="ce480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48" table:content-validation-name="val125" office:value-type="string" calcext:value-type="string">
            <text:p>Szint</text:p>
          </table:table-cell>
          <table:table-cell table:style-name="ce648" office:value-type="string" calcext:value-type="string">
            <text:p>KÉ</text:p>
          </table:table-cell>
          <table:table-cell table:style-name="ce648" office:value-type="string" calcext:value-type="string">
            <text:p>TÉ/CÉ</text:p>
          </table:table-cell>
          <table:table-cell table:style-name="ce648" office:value-type="string" calcext:value-type="string">
            <text:p>VÉ</text:p>
          </table:table-cell>
          <table:table-cell table:style-name="ce648" table:content-validation-name="val156" office:value-type="string" calcext:value-type="string">
            <text:p>Harckeret</text:p>
          </table:table-cell>
          <table:table-cell table:style-name="ce6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9">
          <table:table-cell table:style-name="ce484" table:number-columns-spanned="9" table:number-rows-spanned="1"/>
          <table:covered-table-cell table:number-columns-repeated="7" table:style-name="ce484"/>
          <table:covered-table-cell table:style-name="ce931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8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9" table:content-validation-name="val97" office:value-type="string" calcext:value-type="string">
            <text:p>Távolsági 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Hatótáv + Komment</text:p>
          </table:table-cell>
          <table:covered-table-cell table:style-name="ce58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6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6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85"/>
          <table:covered-table-cell table:number-columns-repeated="5" table:style-name="ce580"/>
          <table:covered-table-cell table:style-name="ce585"/>
          <table:covered-table-cell table:style-name="ce80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89" table:content-validation-name="val60" office:value-type="string" calcext:value-type="string">
            <text:p>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Komment</text:p>
          </table:table-cell>
          <table:covered-table-cell table:style-name="ce581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10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8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5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1">
          <table:table-cell table:style-name="ce490" table:content-validation-name="val100" office:value-type="string" calcext:value-type="string">
            <text:p>Kard, hosszú</text:p>
          </table:table-cell>
          <table:table-cell table:style-name="ce512" table:content-validation-name="val111" table:formula="of:=IFNA(VLOOKUP([.$A31];kezifegyverek_all;12;0);[Data.$C$32])" office:value-type="float" office:value="6" calcext:value-type="float">
            <text:p>6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1];kezifegyverek_all;9;0)+[.$C31]*[Data.$S$6];[Data.$C$32])" office:value-type="float" office:value="6" calcext:value-type="float">
            <text:p>6</text:p>
          </table:table-cell>
          <table:table-cell table:style-name="ce853" table:content-validation-name="val110" table:formula="of:=IFERROR(VLOOKUP([.$A31];kezifegyverek_all;10;0)+[.$C31]*[Data.$S$6];[Data.$C$32])" office:value-type="float" office:value="12" calcext:value-type="float">
            <text:p>12</text:p>
          </table:table-cell>
          <table:table-cell table:style-name="ce853" table:content-validation-name="val110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85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4  V/S" calcext:value-type="string">
            <text:p>4 <text:s/>V/S</text:p>
          </table:table-cell>
          <table:table-cell table:style-name="ce848" table:content-validation-name="val60" table:formula="of:=COM.MICROSOFT.CONCAT(IF(VLOOKUP([.$A31];kezifegyverek_all;7;0)=1;&quot;MK szabály!&quot;;&quot;&quot;); VLOOKUP([.$A31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32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2];kezifegyverek_all;9;0)+[.$C32]*[Data.$S$6];[Data.$C$32])" office:value-type="float" office:value="2" calcext:value-type="float">
            <text:p>2</text:p>
          </table:table-cell>
          <table:table-cell table:style-name="ce853" table:content-validation-name="val110" table:formula="of:=IFERROR(VLOOKUP([.$A32];kezifegyverek_all;10;0)+[.$C32]*[Data.$S$6];[Data.$C$32])" office:value-type="float" office:value="4" calcext:value-type="float">
            <text:p>4</text:p>
          </table:table-cell>
          <table:table-cell table:style-name="ce853" table:content-validation-name="val110" table:formula="of:=IFERROR(VLOOKUP([.$A32];kezifegyverek_all;11;0)+[.$C32]*[Data.$S$6];[Data.$C$32])" office:value-type="float" office:value="4" calcext:value-type="float">
            <text:p>4</text:p>
          </table:table-cell>
          <table:table-cell table:style-name="ce85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1 S/V" calcext:value-type="string">
            <text:p>1 S/V</text:p>
          </table:table-cell>
          <table:table-cell table:style-name="ce848" table:formula="of:=COM.MICROSOFT.CONCAT(IF(VLOOKUP([.$A32];kezifegyverek_all;7;0)=1;&quot;MK szabály!&quot;;&quot;&quot;); VLOOKUP([.$A32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9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493" table:number-columns-spanned="2" table:number-rows-spanned="1"/>
          <table:covered-table-cell table:style-name="ce493"/>
          <table:table-cell table:style-name="ce1028"/>
          <table:table-cell table:style-name="Default" table:number-columns-repeated="3"/>
          <table:table-cell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50"/>
          <table:covered-table-cell/>
          <table:covered-table-cell table:style-name="ce480"/>
          <table:covered-table-cell table:style-name="ce794"/>
          <table:table-cell table:style-name="ce480"/>
          <table:table-cell table:style-name="Default" table:number-columns-repeated="3"/>
          <table:table-cell table:style-name="ce480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85" table:content-validation-name="val112"/>
          <table:table-cell table:style-name="ce582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8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85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1" calcext:value-type="float">
            <text:p>1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2" calcext:value-type="float">
            <text:p>2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02" calcext:value-type="float">
            <text:p>102</text:p>
          </table:table-cell>
          <table:table-cell table:style-name="ce1094" table:content-validation-name="val159" table:formula="of:=[.G31]" office:value-type="string" office:string-value="4  V/S" calcext:value-type="string">
            <text:p>4 <text:s/>V/S</text:p>
          </table:table-cell>
          <table:table-cell table:style-name="ce93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-3" calcext:value-type="float">
            <text:p>-3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-6" calcext:value-type="float">
            <text:p>-6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94" calcext:value-type="float">
            <text:p>94</text:p>
          </table:table-cell>
          <table:table-cell table:style-name="ce1094" table:content-validation-name="val159" table:formula="of:=[.G32]" office:value-type="string" office:string-value="1 S/V" calcext:value-type="string">
            <text:p>1 S/V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9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9"/>
          <table:table-cell table:style-name="ce48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48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976"/>
          <table:table-cell table:style-name="ce48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0"/>
          <table:table-cell table:number-columns-repeated="238"/>
        </table:table-row>
        <table:table-row table:style-name="ro10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19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19" table:content-validation-name="val149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26"/>
          <table:table-cell table:style-name="ce750" table:content-validation-name="val130" office:value-type="string" calcext:value-type="string">
            <text:p>Tám/kör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</text:p>
          </table:table-cell>
          <table:table-cell table:style-name="ce7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Elsődleges fegyver</text:p>
          </table:table-cell>
          <table:table-cell table:style-name="ce623" table:content-validation-name="val116" office:value-type="string" calcext:value-type="string" table:number-columns-spanned="2" table:number-rows-spanned="1">
            <text:p>Kard, hosszú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59]/[.Q58])=1;(1+ROUNDDOWN([.F59]/[.Q58]));&quot;N/A&quot;)" office:value-type="float" office:value="1" calcext:value-type="float">
            <text:p>1</text:p>
          </table:table-cell>
          <table:table-cell table:style-name="ce695" table:formula="of:=VLOOKUP(VLOOKUP([.$B$56];kezifegyverek_all;13;0);harcmodor_harcertekek;4;0)+[.L$58]+[.L$63]" office:value-type="float" office:value="-9" calcext:value-type="float">
            <text:p>-9</text:p>
          </table:table-cell>
          <table:table-cell table:style-name="ce740" table:formula="of:=VLOOKUP(VLOOKUP([.$B$56];kezifegyverek_all;13;0);harcmodor_harcertekek;5;0)+[.M$58]+[.M$63]" office:value-type="float" office:value="-8" calcext:value-type="float">
            <text:p>-8</text:p>
          </table:table-cell>
          <table:table-cell table:style-name="ce740" table:formula="of:=VLOOKUP(VLOOKUP([.$B$56];kezifegyverek_all;13;0);harcmodor_harcertekek;6;0)+[.N$58]+[.N$63]" office:value-type="float" office:value="92" calcext:value-type="float">
            <text:p>92</text:p>
          </table:table-cell>
          <table:table-cell table:style-name="ce1007" table:content-validation-name="val172" table:formula="of:=COM.MICROSOFT.CONCAT([.O63];&quot; / &quot;; [.O58])" office:value-type="string" office:string-value="0 / 4" calcext:value-type="string">
            <text:p>0 / 4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Másodlagos fegyver</text:p>
          </table:table-cell>
          <table:table-cell table:style-name="ce623" table:content-validation-name="val117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81" table:number-columns-repeated="2"/>
          <table:table-cell table:style-name="ce633"/>
          <table:table-cell table:style-name="ce581"/>
          <table:table-cell table:style-name="ce633" table:number-columns-repeated="3"/>
          <table:table-cell table:style-name="ce962"/>
          <table:table-cell table:style-name="ce484"/>
          <table:table-cell/>
          <table:table-cell table:style-name="ce861" table:content-validation-name="val176" table:formula="of:=IF((ISNUMBER(VLOOKUP([.$B56];kezifegyverek_all;9;0))=1);(VLOOKUP([.$B56];kezifegyverek_all;9;0)+IF([.B55]&gt;=[$Data.$S$29];VLOOKUP([.$B$56];valasztott_fegyverek_all;3;0)*[Data.S$6];0));[Data.$C$32])" office:value-type="float" office:value="6" calcext:value-type="float">
            <text:p>6</text:p>
          </table:table-cell>
          <table:table-cell table:style-name="ce871" table:content-validation-name="val176" table:formula="of:=IF((ISNUMBER(VLOOKUP([.$B56];kezifegyverek_all;10;0))=1);(VLOOKUP([.$B56];kezifegyverek_all;10;0)+IF([.$B$55]&gt;=[$Data.$S$29];VLOOKUP([.$B$56];valasztott_fegyverek_all;3;0)*[Data.T$6];0));[Data.$C$32])" office:value-type="float" office:value="12" calcext:value-type="float">
            <text:p>12</text:p>
          </table:table-cell>
          <table:table-cell table:style-name="ce871" table:content-validation-name="val176" table:formula="of:=IF((ISNUMBER(VLOOKUP([.$B56];kezifegyverek_all;11;0))=1);(VLOOKUP([.$B56];kezifegyverek_all;11;0)+IF([.$B$55]&gt;=[$Data.$S$29];VLOOKUP([.$B$56];valasztott_fegyverek_all;3;0)*[Data.U$6];0));[Data.$C$32])" office:value-type="float" office:value="12" calcext:value-type="float">
            <text:p>12</text:p>
          </table:table-cell>
          <table:table-cell table:style-name="ce1036" table:content-validation-name="val176" table:formula="of:=IF((ISNUMBER(VLOOKUP([.$B56];kezifegyverek_all;3;0))=1);(VLOOKUP([.$B56];kezifegyverek_all;3;0)+IF([.$B$55]&gt;=[$Data.$S$29];VLOOKUP([.$B$56];valasztott_fegyverek_all;3;0)*[Data.V$6];0));[Data.$C$32])" office:value-type="float" office:value="4" calcext:value-type="float">
            <text:p>4</text:p>
          </table:table-cell>
          <table:table-cell table:style-name="ce1036" table:formula="of:=IF((ISNUMBER(VLOOKUP([.$B56];kezifegyverek_all;8;0))=1);(VLOOKUP([.$B56];kezifegyverek_all;8;0)))" office:value-type="float" office:value="1" calcext:value-type="float">
            <text:p>1</text:p>
          </table:table-cell>
          <table:table-cell table:style-name="ce905" table:formula="of:=VLOOKUP([.$B$56];valasztott_fegyverek_all;2;0)" office:value-type="float" office:value="6" calcext:value-type="float">
            <text:p>6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90"/>
          <table:table-cell table:style-name="ce690"/>
          <table:table-cell table:style-name="ce756" office:value-type="string" calcext:value-type="string">
            <text:p>Harckeret</text:p>
          </table:table-cell>
          <table:table-cell table:style-name="ce755" table:content-validation-name="val83" table:formula="of:=VLOOKUP(VLOOKUP([.$B$56];kezifegyverek_all;13;0);harcmodor_harcertekek;7;0)+VLOOKUP([.B55];ketkezes_harc_bonuszok;2;0)+IF([.$B$59]=1;[$Data.S25];[$Data.S24])-([.$I$59]/0.5)" office:value-type="float" office:value="-1" calcext:value-type="float">
            <text:p>-1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6"/>
          <table:table-cell table:style-name="ce1010" table:content-validation-name="val83" table:formula="of:=[.P58]+[.P63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48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26" table:number-columns-spanned="2" table:number-rows-spanned="1"/>
          <table:covered-table-cell table:style-name="ce62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9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6" table:formula="of:=IF((ISNUMBER(VLOOKUP([.$B57];kezifegyverek_all;9;0))=1);(VLOOKUP([.$B57];kezifegyverek_all;9;0)+IF([.B55]&gt;=[$Data.$S$30];VLOOKUP([.$B$57];valasztott_fegyverek_all;3;0)*[Data.S$6];0));[Data.$C$32])" office:value-type="float" office:value="2" calcext:value-type="float">
            <text:p>2</text:p>
          </table:table-cell>
          <table:table-cell table:style-name="ce1022" table:content-validation-name="val176" table:formula="of:=IF((ISNUMBER(VLOOKUP([.$B57];kezifegyverek_all;10;0))=1);(VLOOKUP([.$B57];kezifegyverek_all;10;0)+IF([.B55]&gt;=[$Data.S30];VLOOKUP([.$B$57];valasztott_fegyverek_all;3;0)*[Data.T$6];0));[Data.$C$32])" office:value-type="float" office:value="4" calcext:value-type="float">
            <text:p>4</text:p>
          </table:table-cell>
          <table:table-cell table:style-name="ce1022" table:content-validation-name="val176" table:formula="of:=IF((ISNUMBER(VLOOKUP([.$B57];kezifegyverek_all;11;0))=1);(VLOOKUP([.$B57];kezifegyverek_all;11;0)+IF([.$B$55]&gt;=[$Data.$S$30];VLOOKUP([.$B$57];valasztott_fegyverek_all;3;0)*[Data.U$6];0));[Data.$C$32])" office:value-type="float" office:value="4" calcext:value-type="float">
            <text:p>4</text:p>
          </table:table-cell>
          <table:table-cell table:style-name="ce883" table:content-validation-name="val176" table:formula="of:=IF((ISNUMBER(VLOOKUP([.$B57];kezifegyverek_all;3;0))=1);(VLOOKUP([.$B57];kezifegyverek_all;3;0)+IF([.$B$55]&gt;=[$Data.$S$30];VLOOKUP([.$B$57];valasztott_fegyverek_all;3;0)*[Data.V$6];0));[Data.$C$32])" office:value-type="float" office:value="1" calcext:value-type="float">
            <text:p>1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4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694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0"/>
          <table:table-cell table:style-name="ce866" table:content-validation-name="val176" table:formula="of:=IF([.$B$55]&gt;0;[.L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M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N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O$62];0)" office:value-type="float" office:value="0" calcext:value-type="float">
            <text:p>0</text:p>
          </table:table-cell>
          <table:table-cell table:style-name="ce1032" table:formula="of:=[.P62]" office:value-type="float" office:value="0" calcext:value-type="float">
            <text:p>0</text:p>
          </table:table-cell>
          <table:table-cell table:style-name="ce907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2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94" office:value-type="string" calcext:value-type="string">
            <text:p>Szúró</text:p>
          </table:table-cell>
          <table:table-cell table:style-name="ce69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34" table:content-validation-name="val122" table:number-columns-spanned="2" table:number-rows-spanned="1"/>
          <table:covered-table-cell table:style-name="ce63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0" table:number-columns-repeated="2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84" table:number-columns-repeated="2"/>
          <table:table-cell table:number-columns-repeated="3"/>
          <table:table-cell table:style-name="ce484"/>
          <table:table-cell table:style-name="ce931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0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96"/>
          <table:table-cell table:style-name="Default" table:number-columns-repeated="3"/>
          <table:table-cell table:style-name="ce696" table:number-columns-repeated="2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6"/>
          <table:table-cell table:style-name="ce710"/>
          <table:table-cell table:style-name="ce773"/>
          <table:table-cell table:style-name="ce902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8"/>
          <table:table-cell table:style-name="ce716"/>
          <table:table-cell table:style-name="ce777"/>
          <table:table-cell table:style-name="ce903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5"/>
          <table:table-cell table:style-name="ce719"/>
          <table:table-cell table:style-name="ce778"/>
          <table:table-cell table:style-name="ce904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6"/>
          <table:table-cell table:style-name="ce725"/>
          <table:table-cell table:style-name="ce780"/>
          <table:table-cell table:style-name="ce911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7"/>
          <table:table-cell table:style-name="ce727"/>
          <table:table-cell table:style-name="ce781"/>
          <table:table-cell table:style-name="ce912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96"/>
          <table:covered-table-cell table:style-name="ce82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7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5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96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/>
          <table:table-cell table:style-name="ce556"/>
          <table:table-cell table:style-name="ce480" table:number-columns-repeated="13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65465">
          <table:table-cell table:style-name="ce480" table:number-columns-repeated="15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9">
          <table:table-cell table:style-name="ce48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#NAME?;11;0));#NAME?;3;0))&lt;(VLOOKUP([.C38];#NAME?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#NAME?;13;0));#NAME?;3;0))&lt;(VLOOKUP([.C35];#NAME?;2;1)))" calcext:base-cell-address="Harcértékek.J31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212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0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9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91" office:value-type="string" calcext:value-type="string">
            <text:p>Af Próba Nehézség</text:p>
          </table:table-cell>
          <table:table-cell table:style-name="ce1223" table:content-validation-name="val191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2" office:value-type="float" office:value="3" calcext:value-type="float">
            <text:p>3 →</text:p>
          </table:table-cell>
          <table:table-cell table:style-name="ce1225" table:content-validation-name="val19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2" office:value-type="float" office:value="6" calcext:value-type="float">
            <text:p>6 →</text:p>
          </table:table-cell>
          <table:table-cell table:style-name="ce1225" table:content-validation-name="val192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126"/>
          <table:covered-table-cell table:style-name="ce1148" table:content-validation-name="val110"/>
          <table:covered-table-cell table:style-name="ce1126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126"/>
          <table:covered-table-cell table:style-name="ce1148" table:content-validation-name="val110"/>
          <table:covered-table-cell table:style-name="ce1126" table:content-validation-name="val110"/>
          <table:table-cell/>
          <table:table-cell table:style-name="ce1224" table:content-validation-name="val192" office:value-type="float" office:value="9" calcext:value-type="float">
            <text:p>9 →</text:p>
          </table:table-cell>
          <table:table-cell table:style-name="ce1225" table:content-validation-name="val192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 table:style-name="ce260"/>
          <table:table-cell table:style-name="ce1224" table:content-validation-name="val192" office:value-type="float" office:value="12" calcext:value-type="float">
            <text:p>12 →</text:p>
          </table:table-cell>
          <table:table-cell table:style-name="ce1225" table:content-validation-name="val192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093" table:content-validation-name="val183"/>
          <table:covered-table-cell table:style-name="ce1149"/>
          <table:covered-table-cell table:style-name="ce1163"/>
          <table:covered-table-cell table:number-columns-repeated="2" table:style-name="ce1149"/>
          <table:table-cell table:style-name="ce1258" table:content-validation-name="val186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78" table:content-validation-name="val110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192" office:value-type="float" office:value="15" calcext:value-type="float">
            <text:p>15 →</text:p>
          </table:table-cell>
          <table:table-cell table:style-name="ce1225" table:content-validation-name="val192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2" office:value-type="float" office:value="18" calcext:value-type="float">
            <text:p>18 →</text:p>
          </table:table-cell>
          <table:table-cell table:style-name="ce1225" table:content-validation-name="val192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3" table:style-name="ce1079"/>
          <table:covered-table-cell table:style-name="ce1135"/>
          <table:covered-table-cell table:style-name="ce152"/>
          <table:table-cell table:style-name="ce1213"/>
          <table:table-cell table:style-name="ce1241" table:content-validation-name="val184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table-cell table:style-name="ce1258" table:content-validation-name="val190" office:value-type="float" office:value="0" calcext:value-type="float">
            <text:p>0</text:p>
          </table:table-cell>
          <table:table-cell table:style-name="ce1278" table:content-validation-name="val110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2" office:value-type="float" office:value="21" calcext:value-type="float">
            <text:p>21 →</text:p>
          </table:table-cell>
          <table:table-cell table:style-name="ce1225" table:content-validation-name="val192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2" office:value-type="float" office:value="24" calcext:value-type="float">
            <text:p>24 →</text:p>
          </table:table-cell>
          <table:table-cell table:style-name="ce1225" table:content-validation-name="val192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65" table:content-validation-name="val177" table:number-columns-spanned="4" table:number-rows-spanned="1"/>
          <table:covered-table-cell table:style-name="ce697" table:content-validation-name="val182"/>
          <table:covered-table-cell table:style-name="ce242" table:content-validation-name="val182"/>
          <table:covered-table-cell table:style-name="ce252" table:content-validation-name="val182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2" office:value-type="float" office:value="27" calcext:value-type="float">
            <text:p>27 →</text:p>
          </table:table-cell>
          <table:table-cell table:style-name="ce1225" table:content-validation-name="val192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66" table:content-validation-name="val178" table:number-columns-spanned="4" table:number-rows-spanned="1"/>
          <table:covered-table-cell table:style-name="ce370" table:content-validation-name="val182"/>
          <table:covered-table-cell table:style-name="ce1115" table:content-validation-name="val182"/>
          <table:covered-table-cell table:style-name="ce235" table:content-validation-name="val182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2" office:value-type="float" office:value="30" calcext:value-type="float">
            <text:p>30 →</text:p>
          </table:table-cell>
          <table:table-cell table:style-name="ce1225" table:content-validation-name="val192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92" table:content-validation-name="val187"/>
          <table:table-cell table:style-name="ce1521" table:content-validation-name="val187" table:formula="of:=[$Data.$C$30]" office:value-type="float" office:value="3" calcext:value-type="float">
            <text:p>3</text:p>
          </table:table-cell>
          <table:table-cell table:style-name="ce1292" table:content-validation-name="val185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5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66" table:content-validation-name="val179" table:number-columns-spanned="4" table:number-rows-spanned="1"/>
          <table:covered-table-cell table:style-name="ce370"/>
          <table:covered-table-cell table:style-name="ce1115" table:content-validation-name="val66"/>
          <table:covered-table-cell table:style-name="ce235" table:content-validation-name="val66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style-name="ce1194"/>
          <table:covered-table-cell table:style-name="ce1196"/>
          <table:table-cell table:style-name="ce1256"/>
          <table:table-cell table:style-name="ce1257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82"/>
          <table:covered-table-cell table:style-name="ce1197"/>
          <table:covered-table-cell table:number-columns-repeated="2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2]) ;&quot;&quot;;VLOOKUP([.$A32];fortelyok_varazslasi_modszerek_full;2;0))">
            <text:p/>
          </table:table-cell>
          <table:table-cell table:style-name="ce1168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3]) ;&quot;&quot;;VLOOKUP([.$A33];fortelyok_varazslasi_modszerek_full;2;0))">
            <text:p/>
          </table:table-cell>
          <table:table-cell table:style-name="ce1168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4]) ;&quot;&quot;;VLOOKUP([.$A34];fortelyok_varazslasi_modszerek_full;2;0))">
            <text:p/>
          </table:table-cell>
          <table:table-cell table:style-name="ce1168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5]) ;&quot;&quot;;VLOOKUP([.$A35];fortelyok_varazslasi_modszerek_full;2;0))">
            <text:p/>
          </table:table-cell>
          <table:table-cell table:style-name="ce1168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6]) ;&quot;&quot;;VLOOKUP([.$A36];fortelyok_varazslasi_modszerek_full;2;0))">
            <text:p/>
          </table:table-cell>
          <table:table-cell table:style-name="ce1168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7]) ;&quot;&quot;;VLOOKUP([.$A37];fortelyok_varazslasi_modszerek_full;2;0))">
            <text:p/>
          </table:table-cell>
          <table:table-cell table:style-name="ce1168"/>
          <table:table-cell table:style-name="ce171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2" table:style-name="ce1082"/>
          <table:covered-table-cell table:style-name="ce1106"/>
          <table:covered-table-cell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7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1]) ;&quot;&quot;;VLOOKUP([.$A41];fortelyok_misztikus_full;2;0))">
            <text:p/>
          </table:table-cell>
          <table:table-cell table:style-name="ce1168" table:content-validation-name="val60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2]) ;&quot;&quot;;VLOOKUP([.$A42];fortelyok_misztikus_full;2;0))">
            <text:p/>
          </table:table-cell>
          <table:table-cell table:style-name="ce1168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3]) ;&quot;&quot;;VLOOKUP([.$A43];fortelyok_misztikus_full;2;0))">
            <text:p/>
          </table:table-cell>
          <table:table-cell table:style-name="ce1168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4]) ;&quot;&quot;;VLOOKUP([.$A44];fortelyok_misztikus_full;2;0))">
            <text:p/>
          </table:table-cell>
          <table:table-cell table:style-name="ce1168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5]) ;&quot;&quot;;VLOOKUP([.$A45];fortelyok_misztikus_full;2;0))">
            <text:p/>
          </table:table-cell>
          <table:table-cell table:style-name="ce1168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6]) ;&quot;&quot;;VLOOKUP([.$A46];fortelyok_misztikus_full;2;0))">
            <text:p/>
          </table:table-cell>
          <table:table-cell table:style-name="ce1168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7]) ;&quot;&quot;;VLOOKUP([.$A47];fortelyok_misztikus_full;2;0))">
            <text:p/>
          </table:table-cell>
          <table:table-cell table:style-name="ce1168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8]) ;&quot;&quot;;VLOOKUP([.$A48];fortelyok_misztikus_full;2;0))">
            <text:p/>
          </table:table-cell>
          <table:table-cell table:style-name="ce1168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9]) ;&quot;&quot;;VLOOKUP([.$A49];fortelyok_misztikus_full;2;0))">
            <text:p/>
          </table:table-cell>
          <table:table-cell table:style-name="ce1168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0]) ;&quot;&quot;;VLOOKUP([.$A50];fortelyok_misztikus_full;2;0))">
            <text:p/>
          </table:table-cell>
          <table:table-cell table:style-name="ce1168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1]) ;&quot;&quot;;VLOOKUP([.$A51];fortelyok_misztikus_full;2;0))">
            <text:p/>
          </table:table-cell>
          <table:table-cell table:style-name="ce1168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2]) ;&quot;&quot;;VLOOKUP([.$A52];fortelyok_misztikus_full;2;0))">
            <text:p/>
          </table:table-cell>
          <table:table-cell table:style-name="ce1168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3]) ;&quot;&quot;;VLOOKUP([.$A53];fortelyok_misztikus_full;2;0))">
            <text:p/>
          </table:table-cell>
          <table:table-cell table:style-name="ce1168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4]) ;&quot;&quot;;VLOOKUP([.$A54];fortelyok_misztikus_full;2;0))">
            <text:p/>
          </table:table-cell>
          <table:table-cell table:style-name="ce1168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5]) ;&quot;&quot;;VLOOKUP([.$A55];fortelyok_misztikus_full;2;0))">
            <text:p/>
          </table:table-cell>
          <table:table-cell table:style-name="ce1168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6]) ;&quot;&quot;;VLOOKUP([.$A56];fortelyok_misztikus_full;2;0))">
            <text:p/>
          </table:table-cell>
          <table:table-cell table:style-name="ce1168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1" table:number-columns-spanned="3" table:number-rows-spanned="1"/>
          <table:covered-table-cell table:number-columns-repeated="2" table:style-name="ce1104"/>
          <table:table-cell table:style-name="ce1131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style-name="ce1190"/>
          <table:covered-table-cell table:style-name="ce1200"/>
          <table:covered-table-cell table:number-columns-repeated="2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">
          <table:table-cell table:style-name="Default" table:number-columns-repeated="3"/>
          <table:table-cell table:style-name="ce1122"/>
          <table:table-cell table:style-name="Default" table:number-columns-repeated="2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614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 Misztikus.E12:Misztikus.E13 Misztikus.E17:Misztikus.E28">
            <calcext:condition calcext:apply-style-name="Szürke_szám" calcext:value="=0" calcext:base-cell-address="Alapértékek.E12"/>
          </calcext:conditional-format>
        </calcext:conditional-formats>
      </table:table>
      <table:table table:name="Fegyverek" table:style-name="ta2" table:print="false">
        <table:table-column table:style-name="co55" table:default-cell-style-name="ce697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3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6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5" table:default-cell-style-name="ce1911"/>
        <table:table-column table:style-name="co86" table:default-cell-style-name="ce1610"/>
        <table:table-column table:style-name="co87" table:default-cell-style-name="ce1911"/>
        <table:table-column table:style-name="co88" table:default-cell-style-name="ce1911"/>
        <table:table-column table:style-name="co87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number-columns-repeated="3" table:default-cell-style-name="ce1911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30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2"/>
          <table:covered-table-cell table:style-name="ce1802"/>
          <table:covered-table-cell table:number-columns-repeated="6" table:style-name="ce1672"/>
          <table:covered-table-cell table:number-columns-repeated="3" table:style-name="ce1853"/>
          <table:covered-table-cell table:style-name="ce167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2"/>
          <table:table-cell table:style-name="ce1802"/>
          <table:table-cell table:style-name="ce1672" table:number-columns-repeated="6"/>
          <table:table-cell table:style-name="ce1853" table:number-columns-repeated="3"/>
          <table:table-cell table:style-name="ce167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9" office:value-type="string" calcext:value-type="string">
            <text:p>Szint</text:p>
          </table:table-cell>
          <table:table-cell table:style-name="ce1839" office:value-type="string" calcext:value-type="string" table:number-columns-spanned="2" table:number-rows-spanned="1">
            <text:p>KP</text:p>
          </table:table-cell>
          <table:covered-table-cell table:style-name="ce18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69" office:value-type="string" calcext:value-type="string">
            <text:p>Fok</text:p>
          </table:table-cell>
          <table:table-cell table:style-name="ce16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9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9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0" table:number-columns-repeated="3"/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6"/>
          <table:table-cell table:style-name="ce480"/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07" table:content-validation-name="val194" office:value-type="string" calcext:value-type="string">
            <text:p>Egyik HM nagyobb lehet</text:p>
          </table:table-cell>
          <table:table-cell table:style-name="ce1933" table:content-validation-name="val194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69" table:content-validation-name="val196" office:value-type="string" calcext:value-type="string">
            <text:p>Fok</text:p>
          </table:table-cell>
          <table:table-cell table:style-name="ce1669" table:content-validation-name="val196" office:value-type="string" calcext:value-type="string">
            <text:p>Bónusz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6" office:value-type="float" office:value="0" calcext:value-type="float">
            <text:p>0</text:p>
          </table:table-cell>
          <table:table-cell table:style-name="ce1341" table:content-validation-name="val196" office:value-type="float" office:value="0" calcext:value-type="float">
            <text:p>0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6" office:value-type="float" office:value="1" calcext:value-type="float">
            <text:p>1</text:p>
          </table:table-cell>
          <table:table-cell table:style-name="ce1341" table:content-validation-name="val196" office:value-type="float" office:value="1" calcext:value-type="float">
            <text:p>1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50" table:content-validation-name="val60"/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6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50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1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1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2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80" table:content-validation-name="val60"/>
          <table:table-cell table:style-name="ce166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0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7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7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7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7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/>
          <table:table-cell table:style-name="ce1663" table:content-validation-name="val60" table:number-columns-repeated="2"/>
          <table:table-cell table:style-name="ce1920" table:content-validation-name="val60"/>
          <table:table-cell table:style-name="ce1814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80" table:content-validation-name="val60"/>
          <table:covered-table-cell table:style-name="ce550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71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71" table:content-validation-name="val60"/>
          <table:table-cell table:style-name="ce1671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71" table:content-validation-name="val60" office:value-type="string" calcext:value-type="string">
            <text:p>Szúró</text:p>
          </table:table-cell>
          <table:table-cell table:style-name="ce1671" table:content-validation-name="val60" office:value-type="string" calcext:value-type="string">
            <text:p>Vágó</text:p>
          </table:table-cell>
          <table:table-cell table:style-name="ce1671" table:content-validation-name="val60" office:value-type="string" calcext:value-type="string">
            <text:p>Zúzó</text:p>
          </table:table-cell>
          <table:table-cell table:style-name="ce1671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71" table:content-validation-name="val60" office:value-type="string" calcext:value-type="string">
            <text:p>SFÉ</text:p>
          </table:table-cell>
          <table:table-cell table:style-name="ce1671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71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5"/>
          <table:table-cell table:style-name="ce1617"/>
          <table:table-cell table:style-name="Default" table:number-columns-repeated="3"/>
          <table:table-cell table:style-name="ce181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style-name="ce181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style-name="ce1814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95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19T22:47:43.967539637</dc:date>
    <meta:editing-cycles>771</meta:editing-cycles>
    <meta:editing-duration>P7DT22H6M58S</meta:editing-duration>
    <meta:document-statistic meta:table-count="11" meta:cell-count="35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